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a4d94" officeooo:paragraph-rsid="000a4d94"/>
    </style:style>
    <style:style style:name="P2" style:family="paragraph" style:parent-style-name="Standard">
      <style:text-properties style:text-underline-style="none" officeooo:rsid="000a4d94" officeooo:paragraph-rsid="000a4d94"/>
    </style:style>
    <style:style style:name="P3" style:family="paragraph" style:parent-style-name="Standard">
      <style:text-properties style:text-underline-style="none" officeooo:rsid="000c5ba4" officeooo:paragraph-rsid="000c5ba4"/>
    </style:style>
    <style:style style:name="P4" style:family="paragraph" style:parent-style-name="Standard">
      <style:text-properties style:text-underline-style="none" officeooo:rsid="000d564e" officeooo:paragraph-rsid="000d564e"/>
    </style:style>
    <style:style style:name="P5" style:family="paragraph" style:parent-style-name="Standard">
      <style:text-properties style:text-underline-style="none" officeooo:rsid="000d564e" officeooo:paragraph-rsid="000ff0f8"/>
    </style:style>
    <style:style style:name="P6" style:family="paragraph" style:parent-style-name="Standard">
      <style:text-properties style:text-underline-style="none" officeooo:rsid="000deca8" officeooo:paragraph-rsid="000deca8"/>
    </style:style>
    <style:style style:name="P7" style:family="paragraph" style:parent-style-name="Standard">
      <style:text-properties style:text-underline-style="none" officeooo:rsid="000ff0f8" officeooo:paragraph-rsid="000ff0f8"/>
    </style:style>
    <style:style style:name="T1" style:family="text">
      <style:text-properties officeooo:rsid="000b1485"/>
    </style:style>
    <style:style style:name="T2" style:family="text">
      <style:text-properties officeooo:rsid="000ff0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hemian Rhapsody</text:p>
      <text:p text:style-name="P1">Freddie Mercury (Rami Malek) e seus companheiros Brian May (Gwilyn Lee), Roger Taylor (Ben Hardy) e John Deacon (Joseph Mazzello) mudam o mundo da música para sempre ao formar a banda Queen, durante a década de 1970. Porém, quando o estilo de vida extravagante de Mercury começa a sair do controle, a banda tem que enfrentar o desafio de conciliar a fama e o sucesso com suas vidas pessoais cada vez mais complicadas.</text:p>
      <text:p text:style-name="P1"/>
      <text:p text:style-name="P1"/>
      <text:p text:style-name="P1">O Grinch</text:p>
      <text:p text:style-name="P1">O rabugento Grinch faz de tudo para acabar com o Natal dos cidadãos de Quemlândia. Seu plano é roubar das pessoas tudo que tenha ligação com a data, até que a menina Cindy Lou Who resolve ficar amiga dele.</text:p>
      <text:p text:style-name="P1"/>
      <text:p text:style-name="P1">Velozes &amp; Furiosos 7</text:p>
      <text:p text:style-name="P1">Após os acontecimentos em Londres, Dom, Brian, Letty e o resto da equipe têm a chance de voltar para os Estados Unidos e recomeçar suas vidas. Mas a tranquilidade do grupo é destruída quando Deckard Shaw, um assassino profissional, quer vingança pelo acidente que deixou seu irmão em coma. Agora, a equipe tem de unir forças para deter um vilão novo e ainda mais perigoso. Dessa vez, não se trata apenas de uma questão de velocidade: a corrida é pela sobrevivência.</text:p>
      <text:p text:style-name="P1"/>
      <text:p text:style-name="P2">Django Livre</text:p>
      <text:p text:style-name="P2">No sul dos Estados Unidos, anos antes da Guerra Civil, um ex-escravo Django faz uma aliança inesperada com o caçador de recompensas Schultz para caçar os criminosos mais procurados do país e resgatar sua esposa de um fazendeiro que força seus escravos a participarem de competições mortais.</text:p>
      <text:p text:style-name="P2"/>
      <text:p text:style-name="P2"><text:span text:style-name="T1">O</text:span>s delírios de consumo de becky bloom</text:p>
      <text:p text:style-name="P2">Rebecca mora em Nova York e tem o sonho de trabalhar para uma renomada revista de moda, mas ainda não conseguiu essa façanha. Contudo, ela consegue um trabalho como colunista para uma revista financeira que pertence à mesma empresa. Sua coluna torna-se um sucesso da noite para o dia, mas ela está a ponto de arruinar sua vida e sua carreira por ser uma compradora compulsiva.</text:p>
      <text:p text:style-name="P2"/>
      <text:p text:style-name="P2">Viva - a vida é uma festa</text:p>
      <text:p text:style-name="P2">Miguel é um menino de 12 anos que deseja ser um músico famoso, mas precisa lidar com sua família que desaprova seu sonho. Determinado a virar o jogo, ele acaba desencadeando uma série de eventos ligados a um mistério de 100 anos.</text:p>
      <text:p text:style-name="P2"/>
      <text:p text:style-name="P2">A Forma da Água<text:tab/></text:p>
      <text:p text:style-name="P2">Década de 60. Em meio aos grandes conflitos políticos e transformações sociais dos Estados Unidos da Guerra Fria, a muda Elisa, zeladora em um laboratório experimental secreto do governo, se encanta com uma criatura fantástica mantida presa e maltratada no local. Para executar um arriscado e apaixonado resgate, ela recorre ao melhor amigo Giles e à colega de turno Zelda, em uma aventura que pode custar muito mais do que o seu emprego.</text:p>
      <text:p text:style-name="P2"/>
      <text:p text:style-name="P2">Alguém Como Eu</text:p>
      <text:p text:style-name="P2">Helena e Alex formam um casal que vive diferentes fases em seu relacionamento. Helena passa a imaginar como seria se Alex fosse mulher, mas sua obsessão pelo assunto começa a atrapalhar a relação.<text:tab/></text:p>
      <text:p text:style-name="P2"/>
      <text:p text:style-name="P3">Até o último homem</text:p>
      <text:p text:style-name="P2"><text:soft-page-break/>Acompanhe a história de Desmond T. Doss, um médico do exército americano que, durante a Segunda Guerra Mundial, se recusa a pegar em armas. Durante a Batalha de Okinawa ele trabalha na ala médica e salva cerca de 75 homens.</text:p>
      <text:p text:style-name="P2"/>
      <text:p text:style-name="P3">Hellboy II</text:p>
      <text:p text:style-name="P2">Hellboy, sua namorada Liz e Abe Sapien enfrentam uma grande batalha quando um príncipe do submundo tenta recuperar a Terra. Cansado de viver à sombra dos seres humanos, o Príncipe Nuada tenta despertar um exército de máquinas assassinas para libertar as criaturas de fantasia na Terra. Apenas Hellboy pode deter o príncipe sombrio e impedir a aniquilação da humanidade.</text:p>
      <text:p text:style-name="P2"/>
      <text:p text:style-name="P2"/>
      <text:p text:style-name="P4">Bob Esponja – O filme</text:p>
      <text:p text:style-name="P4">Bob Esponja e seu amigo Patrick, uma estrela do mar, embarcam em uma missão para limpar o nome do Sr. Sirigueijo, o proprietário do restaurante Siri Cascudo, que foi acusado de roubar a coroa do rei Netuno. Saindo dos limites familiares, Bob Esponja e Patrick aventuram-se para procurar a coroa de Netuno, mas encontrarão vários obstáculos no caminho.</text:p>
      <text:p text:style-name="P4"/>
      <text:p text:style-name="P4">Os Jovens Titãs em Ação</text:p>
      <text:p text:style-name="P4">Robin, Ciborgue, Estelar, Ravena e Mutano são os Jovens Titãs; ao perceberem que todos os super-heróis estão estrelando filmes, eles decidem se mobilizar para também ter espaço nas telonas; o líder do grupo, Robin, está determinado a ser visto como um astro e com ideias malucas e até uma canção eles partem em busca de um diretor de Hollywood, mas acabam enganados por um supervilão.</text:p>
      <text:p text:style-name="P4"/>
      <text:p text:style-name="P6">Megatubarão</text:p>
      <text:p text:style-name="P4">Na fossa mais profunda do Oceano Pacífico, a tripulação de um submarino fica presa dentro do local após ser atacada por uma criatura pré-histórica que se achava estar extinta, um tubarão de mais de 20 metros de comprimento, o Megalodon. Para salvá-los, um oceanógrafo chinês contrata Jonas Taylor, um mergulhador especializado em resgates em água profundas que já encontrou com a criatura anteriormente.</text:p>
      <text:p text:style-name="P4"/>
      <text:p text:style-name="P4">uma aventura lego 2</text:p>
      <text:p text:style-name="P4">Já faz cinco anos desde que tudo esteve calmo e os cidadãos estão enfrentando uma nova e enorme ameaça: os invasores Lego Duplo, do <text:a xlink:type="simple" xlink:href="https://cinema10.com.br/tipos/filmes-de-espaco" text:style-name="Internet_20_link" text:visited-style-name="Visited_20_Internet_20_Link">espaço sideral</text:a>, destruindo tudo que veem pela frente antes que consigam reparar o estrago. Um grupo se reúne para lutar contra esse perigo, se arriscando em mundos distantes e tendo que usar toda sua coragem. </text:p>
      <text:p text:style-name="P4"/>
      <text:p text:style-name="P4">Alita: Anjo de Combate</text:p>
      <text:p text:style-name="P4">Uma ciborgue é descoberta por um cientista. Ela não tem memórias de sua criação, mas possui grande conhecimento de artes marciais. Enquanto busca informações sobre seu passado, trabalha como caçadora de recompensas e descobre um interesse amoroso.</text:p>
      <text:p text:style-name="P4"/>
      <text:p text:style-name="P4">Animais Fantásticos e Onde Habitam</text:p>
      <text:p text:style-name="P4">Um excêntrico magizoologista carrega uma maleta cheia de animais mágicos coletados durante suas viagens pelo mundo. As criaturas acabam saindo de sua mala em Nova York, e agora ele precisa usar suas habilidades para capturá-las.</text:p>
      <text:p text:style-name="P4"/>
      <text:p text:style-name="P7">Capitã Marvel</text:p>
      <text:p text:style-name="P4"><text:span text:style-name="Emphasis">A história acompanha Carol Danvers conforme ela se torna uma das heroínas mais poderosas do universo no momento em que a Terra se vê no meio de uma batalha galática entre duas raças </text:span><text:soft-page-break/><text:span text:style-name="Emphasis">alienígenas. Ambientado nos anos 1990, Capitã Marvel é uma aventura completamente nova de um período nunca visitado da história do Universo Cinematográfico da Marvel.</text:span></text:p>
      <text:p text:style-name="P4"><text:span text:style-name="Emphasis"/></text:p>
      <text:p text:style-name="P5"><text:span text:style-name="Emphasis"><text:span text:style-name="T2">Circulo de fogo – A revolta</text:span></text:span></text:p>
      <text:p text:style-name="P4"><text:span text:style-name="Emphasis">Filho de Stacker Pentecost, responsável pelo comando da rebelião Jaeger, Jake Pendergast era um promissor piloto do programa de defesa, mas abandonou o treinamento e entrou no mundo do crime. Quando uma nova ameaça aparece, Mako Mori assume o lugar que era do pai no comando do grupo Jaeger e precisa reunir uma série de pilotos. Ela procura o irmão Jake e decide lhe oferecer uma segunda chance para ajudar no combate e provar seu valor.</text:span></text:p>
      <text:p text:style-name="P4"><text:span text:style-name="Emphasis"/></text:p>
      <text:p text:style-name="P5"><text:span text:style-name="Emphasis"><text:span text:style-name="T2">Creed 2</text:span></text:span></text:p>
      <text:p text:style-name="P4"><text:span text:style-name="Emphasis">Adonis Creed (Michael B. Jordan) saiu mais forte do que nunca de sua luta contra 'Pretty' Ricky Conlan (Tony Bellew), e segue sua trajetória rumo ao campeonato mundial de boxe, contra toda a desconfiança que acompanha a sombra de seu pai e com o apoio de Rocky (Sylvester Stallone). Sua próxima luta não será tão simples, ele precisa enfrentar um adversário que possui uma forte ligação com o passado de sua família, o que torna tudo ainda mais complexo.</text:span></text:p>
      <text:p text:style-name="P4"><text:span text:style-name="Emphasis"/></text:p>
      <text:p text:style-name="P4"><text:span text:style-name="Emphasis">X-Men: Fênix Negra</text:span></text:p>
      <text:p text:style-name="P4"><text:span text:style-name="Emphasis">Ambientado em 1992, Charles Xavier (James McAvoy) está lidando com o fato dos mutantes serem considerados heróis nacionais. Com o orgulho a flor da pele, ele envia sua equipe para perigosas missões, mas a primeira tarefa dos X-Men no espaço gera uma explosão solar, que acende uma força malévola e faminta por poder dentro de Jean Grey (Sophie Turner).</text:span></text:p>
      <text:p text:style-name="P4"><text:span text:style-name="Emphasis"/></text:p>
      <text:p text:style-name="P4"><text:span text:style-name="Emphasis">Vingadores: Guerra Infinita</text:span></text:p>
      <text:p text:style-name="P4"><text:span text:style-name="Emphasis">Thanos (Josh Brolin) enfim chega à Terra, disposto a reunir as Joias do Infinito. Para enfrentá-lo, os Vingadores precisam unir forças com os Guardiões da Galáxia, ao mesmo tempo em que lidam com desavenças entre alguns de seus integrantes.</text:span></text:p>
      <text:p text:style-name="P4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23:16:47.105153792</meta:creation-date>
    <dc:date>2018-12-01T22:18:02.153319662</dc:date>
    <meta:editing-duration>PT44M47S</meta:editing-duration>
    <meta:editing-cycles>5</meta:editing-cycles>
    <meta:generator>LibreOffice/6.1.3.2$Linux_X86_64 LibreOffice_project/10$Build-2</meta:generator>
    <meta:document-statistic meta:table-count="0" meta:image-count="0" meta:object-count="0" meta:page-count="3" meta:paragraph-count="42" meta:word-count="1255" meta:character-count="7394" meta:non-whitespace-character-count="6176"/>
  </office:meta>
</office:document-meta>
</file>